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Montserrat" svg:font-family="Montserrat, sans-serif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617" officeooo:paragraph-rsid="000d2617"/>
    </style:style>
    <style:style style:name="P2" style:family="paragraph" style:parent-style-name="Standard">
      <style:text-properties officeooo:paragraph-rsid="000d2617"/>
    </style:style>
    <style:style style:name="P3" style:family="paragraph" style:parent-style-name="Standard">
      <style:text-properties officeooo:rsid="000e0271" officeooo:paragraph-rsid="000e0271"/>
    </style:style>
    <style:style style:name="P4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2617" officeooo:paragraph-rsid="000d2617"/>
    </style:style>
    <style:style style:name="P5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d2617"/>
    </style:style>
    <style:style style:name="P6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e0271"/>
    </style:style>
    <style:style style:name="P7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f9daa" officeooo:paragraph-rsid="000e0271" style:font-weight-asian="bold" style:font-weight-complex="bold"/>
    </style:style>
    <style:style style:name="P8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1052f" officeooo:paragraph-rsid="0011052f" style:font-weight-asian="normal" style:font-weight-complex="normal"/>
    </style:style>
    <style:style style:name="P9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23f87" officeooo:paragraph-rsid="00123f87" style:font-weight-asian="normal" style:font-weight-complex="normal"/>
    </style:style>
    <style:style style:name="P10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2617" officeooo:paragraph-rsid="000d2617" style:font-weight-asian="bold" style:font-weight-complex="bold"/>
    </style:style>
    <style:style style:name="P11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e0271" officeooo:paragraph-rsid="000e0271" style:font-weight-asian="bold" style:font-weight-complex="bold"/>
    </style:style>
    <style:style style:name="P12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f9daa" officeooo:paragraph-rsid="000f9daa" style:font-weight-asian="bold" style:font-weight-complex="bold"/>
    </style:style>
    <style:style style:name="P13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1052f" officeooo:paragraph-rsid="0011052f" style:font-weight-asian="bold" style:font-weight-complex="bold"/>
    </style:style>
    <style:style style:name="P14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23f87" officeooo:paragraph-rsid="00123f87" style:font-weight-asian="bold" style:font-weight-complex="bold"/>
    </style:style>
    <style:style style:name="P15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74ab" officeooo:paragraph-rsid="000e0271" style:font-weight-asian="bold" style:font-weight-complex="bold"/>
    </style:style>
    <style:style style:name="P16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 officeooo:paragraph-rsid="000d2617"/>
    </style:style>
    <style:style style:name="P17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0d74ab" officeooo:paragraph-rsid="000d2617"/>
    </style:style>
    <style:style style:name="P18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1052f" officeooo:paragraph-rsid="0011052f" style:font-weight-asian="normal" style:font-weight-complex="normal"/>
    </style:style>
    <style:style style:name="P19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23f87" style:font-weight-asian="normal" style:font-weight-complex="normal"/>
    </style:style>
    <style:style style:name="P20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8c06c" style:font-weight-asian="normal" style:font-weight-complex="normal"/>
    </style:style>
    <style:style style:name="P21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9d906" officeooo:paragraph-rsid="0019d906" style:font-weight-asian="bold" style:font-weight-complex="bold"/>
    </style:style>
    <style:style style:name="P22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ad21e" officeooo:paragraph-rsid="001ad21e" style:font-weight-asian="bold" style:font-weight-complex="bold"/>
    </style:style>
    <style:style style:name="P23" style:family="paragraph" style:parent-style-name="Standard">
      <style:text-properties fo:font-size="15pt" officeooo:rsid="000d2617" officeooo:paragraph-rsid="000d2617" style:font-size-asian="15pt" style:font-size-complex="15pt"/>
    </style:style>
    <style:style style:name="P24" style:family="paragraph" style:parent-style-name="Standard">
      <style:text-properties officeooo:paragraph-rsid="0019d906"/>
    </style:style>
    <style:style style:name="P25" style:family="paragraph" style:parent-style-name="Standard">
      <style:text-properties officeooo:paragraph-rsid="001ad21e"/>
    </style:style>
    <style:style style:name="P26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ad21e" officeooo:paragraph-rsid="001ad21e" style:font-weight-asian="normal" style:font-weight-complex="normal"/>
    </style:style>
    <style:style style:name="P27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ad21e" style:font-weight-asian="normal" style:font-weight-complex="normal"/>
    </style:style>
    <style:style style:name="T1" style:family="text">
      <style:text-properties fo:font-variant="normal" fo:text-transform="none" fo:color="#53575a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53575a" style:font-name="Open Sans" fo:font-size="11.25pt" fo:letter-spacing="normal" fo:font-style="normal" fo:font-weight="normal" officeooo:rsid="000d2617"/>
    </style:style>
    <style:style style:name="T3" style:family="text">
      <style:text-properties fo:font-variant="normal" fo:text-transform="none" fo:color="#53575a" style:font-name="Open Sans" fo:font-size="11.25pt" fo:letter-spacing="normal" fo:font-style="normal" fo:font-weight="normal" officeooo:rsid="000d74ab"/>
    </style:style>
    <style:style style:name="T4" style:family="text">
      <style:text-properties fo:font-variant="normal" fo:text-transform="none" fo:color="#53575a" style:font-name="Open Sans" fo:font-size="11.25pt" fo:letter-spacing="normal" fo:font-style="normal" fo:font-weight="normal" officeooo:rsid="0014ba11" style:font-weight-asian="normal" style:font-weight-complex="normal"/>
    </style:style>
    <style:style style:name="T5" style:family="text">
      <style:text-properties fo:font-variant="normal" fo:text-transform="none" fo:color="#53575a" style:font-name="Open Sans" fo:font-size="11.25pt" fo:letter-spacing="normal" fo:font-style="normal" fo:font-weight="normal" officeooo:rsid="0014ba11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53575a" style:font-name="Open Sans" fo:font-size="11.25pt" fo:letter-spacing="normal" fo:font-style="normal" fo:font-weight="bold" officeooo:rsid="000d74ab" style:font-weight-asian="bold" style:font-weight-complex="bold"/>
    </style:style>
    <style:style style:name="T7" style:family="text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/>
    </style:style>
    <style:style style:name="T8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style:font-weight-asian="normal" style:font-weight-complex="normal"/>
    </style:style>
    <style:style style:name="T9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9d906" style:font-weight-asian="normal" style:font-weight-complex="normal"/>
    </style:style>
    <style:style style:name="T10" style:family="text">
      <style:text-properties fo:font-variant="normal" fo:text-transform="none" fo:color="#53575a" fo:letter-spacing="normal"/>
    </style:style>
    <style:style style:name="T11" style:family="text">
      <style:text-properties fo:font-variant="normal" fo:text-transform="none" fo:color="#53575a" style:font-name="Consolas" fo:font-size="11.25pt" fo:letter-spacing="normal" fo:font-style="normal" fo:font-weight="normal" officeooo:rsid="000d2617" loext:padding="0.049cm" loext:border="0.06pt solid #000000"/>
    </style:style>
    <style:style style:name="T12" style:family="text">
      <style:text-properties fo:font-variant="normal" fo:text-transform="none" style:font-name="Consolas" fo:letter-spacing="normal" fo:font-style="normal" fo:font-weight="normal" loext:padding="0.049cm" loext:border="0.06pt solid #000000"/>
    </style:style>
    <style:style style:name="T13" style:family="text">
      <style:text-properties fo:font-weight="normal"/>
    </style:style>
    <style:style style:name="T14" style:family="text">
      <style:text-properties fo:font-weight="normal" officeooo:rsid="000d74ab"/>
    </style:style>
    <style:style style:name="T15" style:family="text">
      <style:text-properties fo:font-weight="normal" officeooo:rsid="000f9da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5ab0" style:font-weight-asian="normal" style:font-weight-complex="normal"/>
    </style:style>
    <style:style style:name="T18" style:family="text">
      <style:text-properties fo:font-weight="normal" officeooo:rsid="0014ba11" style:font-weight-asian="normal" style:font-weight-complex="normal"/>
    </style:style>
    <style:style style:name="T19" style:family="text">
      <style:text-properties style:text-underline-style="none" fo:font-weight="normal" officeooo:rsid="0014ba11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1052f"/>
    </style:style>
    <style:style style:name="T22" style:family="text">
      <style:text-properties officeooo:rsid="00101f09"/>
    </style:style>
    <style:style style:name="T23" style:family="text">
      <style:text-properties officeooo:rsid="00135ab0"/>
    </style:style>
    <style:style style:name="T24" style:family="text">
      <style:text-properties officeooo:rsid="0014ba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eguntas</text:p>
      <text:p text:style-name="P1"/>
      <text:p text:style-name="P4"><text:span text:style-name="T20">1.</text:span>Supone que en un repositorio GIT hiciste un commit y te olvidaste un archivo.</text:p>
      <text:p text:style-name="P4">Explicar como se soluciona si hiciste push, y como si aun no hiciste. De ser posible, buscar que quede solo un commit con los cambios.</text:p>
      <text:p text:style-name="P4"/>
      <text:p text:style-name="P10">Respuesta : </text:p>
      <text:p text:style-name="P2"><text:span text:style-name="T2">Con el </text:span><text:span text:style-name="T1">flag </text:span><text:span text:style-name="Source_20_Text"><text:span text:style-name="T12">--amend</text:span></text:span><text:span text:style-name="T10"> </text:span><text:span text:style-name="T2">que permite modificar el último commit y luego usar el flag </text:span><text:span text:style-name="Source_20_Text"><text:span text:style-name="T11">--no-edit</text:span></text:span><text:span text:style-name="T2"> para indicar que no modificaré el mensaje del commit anterior si no que solo agregare los archivos faltantes.</text:span></text:p>
      <text:p text:style-name="P4"><text:s text:c="2"/></text:p>
      <text:p text:style-name="P4">Comandos : </text:p>
      <text:p text:style-name="P4">git status --→&gt;&gt; verificar que falta por agregar al stage</text:p>
      <text:p text:style-name="P4">git add &lt;archivo&gt; ----→&gt;&gt; agregar al stage el archivo que necesitemos</text:p>
      <text:p text:style-name="P4">git commit --amend --no-edit <text:s/>-----→&gt;&gt;agrega los archivos al ultimo commit</text:p>
      <text:p text:style-name="P4"/>
      <text:p text:style-name="P1"><text:span text:style-name="T1">Si al commit ya se la </text:span><text:span text:style-name="T3">había</text:span><text:span text:style-name="T1"> echo push en el repositorio origen se debe forzar el push con el </text:span><text:span text:style-name="T3">nuevo </text:span><text:span text:style-name="T1">cambio del commit si se cuenta con los permisos necesarios en el repo ori</text:span><text:span text:style-name="T3">gen.</text:span></text:p>
      <text:p text:style-name="P16"/>
      <text:p text:style-name="P5">git push origin --force <text:s/></text:p>
      <text:p text:style-name="P17"/>
      <text:p text:style-name="P3"><text:span text:style-name="T6">2. </text:span><text:span text:style-name="T3">Tenes un sitio en tu computadora de desarrollo, y cuando entras desde el navegador, en la consola te</text:span></text:p>
      <text:p text:style-name="P6">aparece esto:</text:p>
      <text:p text:style-name="P6">https://site.local/favicon.ico Failed to load resource: net::ERR_INSECURE_RESPONSE</text:p>
      <text:p text:style-name="P3"><text:span text:style-name="T3">El archivo existe, el sitio debe cargar por https. </text:span><text:span text:style-name="T7">Como</text:span><text:span text:style-name="T3"> lo solucionas?</text:span></text:p>
      <text:p text:style-name="P6"/>
      <text:p text:style-name="P15">Respuesta : </text:p>
      <text:p text:style-name="P11"><text:span text:style-name="T14">P</text:span><text:span text:style-name="T13">uede ser probable que ese recurso </text:span><text:span text:style-name="T15">use un certificado SSL auto firmado sobre el protocolo HTTPS.</text:span></text:p>
      <text:p text:style-name="P7"><text:s text:c="3"/></text:p>
      <text:p text:style-name="P12">Posibles soluciones:</text:p>
      <text:p text:style-name="P12"/>
      <text:p text:style-name="P12"><text:span text:style-name="T21">a</text:span>.<text:span text:style-name="T16"> Aceptar el certificado que el sitio le esta pidiendo por ejemplo en navegadores como chrome permite aceptarlos y agregarlos como sitios de confianza.</text:span></text:p>
      <text:p text:style-name="P12"><text:span text:style-name="T21">b</text:span>. <text:span text:style-name="T16">Verifique la fecha y la hora de tu equipo que se encuentre en la hora actual ya que navegadores como chrome validan esto para acceder a sitios https.</text:span></text:p>
      <text:p text:style-name="P13">c<text:span text:style-name="T22">. </text:span><text:span text:style-name="T16">Si tiene una aplicación frontend que realiza llamadas API al backend, asegúrese de hacer referencia al nombre de dominio para el que emitió el certificado y no a las ip directas del servidor.</text:span></text:p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3.<text:span text:style-name="T16">Tenes un archivo comiteado en un repositorio GIT que deseas que quede ignorado. Que pasos debes realizar?</text:span></text:p>
      <text:p text:style-name="P9"/>
      <text:p text:style-name="P14">Respuesta:</text:p>
      <text:p text:style-name="P14"><text:tab/>1.<text:span text:style-name="T16">Crear o editar el archivo .gitignore en el directorio raiz del repositorio git, <text:tab/>colocar la <text:tab/>ruta del archivo a ignorar, su ext o su directorio /*.</text:span></text:p>
      <text:p text:style-name="P14"><text:span text:style-name="T16"><text:s text:c="12"/></text:span><text:span text:style-name="T17">comando → vim /directoRaiz/.gitignore</text:span></text:p>
      <text:p text:style-name="P14"><text:span text:style-name="T17"><text:tab/></text:span><text:span text:style-name="T23">2.</text:span><text:span text:style-name="T17">Confirmar o ocultar los cambios locales pendiente que pueda haber, su <text:tab/>repositorio <text:tab/>debe estar limpio de cambios pendientes.</text:span></text:p>
      <text:p text:style-name="P14"><text:span text:style-name="T17"><text:tab/></text:span><text:span text:style-name="T24">3. </text:span><text:span text:style-name="T18">Limpieza de archivos ignorados para que si tiene archivos con seguimiento <text:tab/>con <text:tab/>commits anteriores y ahora están dentro del gitignore, vuelvan a ser <text:tab/>ignorados en su <text:tab/>totalidad.</text:span></text:p>
      <text:p text:style-name="P14"><text:span text:style-name="T18"><text:tab/></text:span><text:span text:style-name="T19">Comando --→ git rm -r –cached</text:span></text:p>
      <text:p text:style-name="P19"><text:tab/> <text:s text:c="15"/>--→ git add .</text:p>
      <text:p text:style-name="P20"><text:s text:c="26"/>--→ git commit -m “ignorando archivos”</text:p>
      <text:p text:style-name="P20"/>
      <text:p text:style-name="P21">4.<text:span text:style-name="T16">Explica las ventajas de cargar en tu sitio las librerias de terceros por GTM.</text:span></text:p>
      <text:p text:style-name="P26"/>
      <text:p text:style-name="P22">Respuesta:</text:p>
      <text:p text:style-name="P24"><text:span text:style-name="T9"><text:tab/></text:span><text:span text:style-name="T8">1.</text:span><text:span text:style-name="Strong_20_Emphasis"><text:span text:style-name="T5">Se puede medir sin ser un experto en programación</text:span></text:span></text:p>
      <text:p text:style-name="P24"><text:span text:style-name="Strong_20_Emphasis"><text:span text:style-name="T5"><text:tab/>2.El código se mantiene limpio</text:span></text:span></text:p>
      <text:p text:style-name="P25"><text:span text:style-name="Strong_20_Emphasis"><text:span text:style-name="T5"><text:tab/>3.La centralización de la medición es total</text:span></text:span></text:p>
      <text:p text:style-name="P25"><text:span text:style-name="Strong_20_Emphasis"><text:span text:style-name="T5"><text:tab/>4.Facilita la validación de la marcación</text:span></text:span></text:p>
      <text:p text:style-name="P25"><text:span text:style-name="Strong_20_Emphasis"><text:span text:style-name="T5"><text:tab/>5.Se pueden administrar las etiquetas a nuestro antojo</text:span></text:span></text:p>
      <text:p text:style-name="P25"><text:span text:style-name="Strong_20_Emphasis"><text:span text:style-name="T5"><text:tab/>6.Mitiga el error humano mediante un control de versiones</text:span></text:span></text:p>
      <text:p text:style-name="P24"><text:span text:style-name="T8"><text:tab/>7.</text:span><text:span text:style-name="Strong_20_Emphasis"><text:span text:style-name="T4">Permite generar activación de eventos con diferentes elementos del HTML</text:span></text:span></text:p>
      <text:p text:style-name="P24"><text:span text:style-name="Strong_20_Emphasis"><text:span text:style-name="T4"><text:tab/>8.Se integra fácilmente con los servicios de Google</text:span></text:span></text:p>
      <text:p text:style-name="P25"><text:span text:style-name="Strong_20_Emphasis"><text:span text:style-name="T4"><text:tab/>9.</text:span></text:span><text:span text:style-name="Strong_20_Emphasis"><text:span text:style-name="T8">No limita el alcance de la medición a pesar de su sencillez</text:span></text:span></text:p>
      <text:p text:style-name="P25"><text:span text:style-name="Strong_20_Emphasis"><text:span text:style-name="T8"><text:tab/>10.Permite generar otras etiquetas de marketing muy potentes</text:span></text:span></text:p>
      <text:p text:style-name="P27"><text:line-break/></text:p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Montserrat" svg:font-family="Montserrat, sans-serif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0:12.402131671</meta:creation-date>
    <dc:date>2020-01-25T00:05:58.589358888</dc:date>
    <meta:editing-duration>PT14M47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2" meta:paragraph-count="45" meta:word-count="512" meta:character-count="3112" meta:non-whitespace-character-count="2564"/>
  </office:meta>
</office:document-meta>
</file>